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32791" officeooo:paragraph-rsid="0003279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065803" officeooo:paragraph-rsid="00065803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fo:font-style="italic" officeooo:rsid="00065803" officeooo:paragraph-rsid="00065803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794fe" officeooo:paragraph-rsid="000794f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88cb9" officeooo:paragraph-rsid="00088cb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895d7" officeooo:paragraph-rsid="000895d7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88cb9" officeooo:paragraph-rsid="00088cb9"/>
    </style:style>
    <style:style style:name="P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style:text-underline-style="none" fo:font-weight="normal" officeooo:rsid="00088cb9" officeooo:paragraph-rsid="00088cb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officeooo:rsid="00088cb9" officeooo:paragraph-rsid="00088cb9"/>
    </style:style>
    <style:style style:name="P1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style:text-underline-style="solid" style:text-underline-width="auto" style:text-underline-color="font-color" officeooo:rsid="00088cb9" officeooo:paragraph-rsid="00088cb9"/>
    </style:style>
    <style:style style:name="P1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style:text-underline-style="solid" style:text-underline-width="auto" style:text-underline-color="font-color" officeooo:rsid="000895d7" officeooo:paragraph-rsid="000895d7"/>
    </style:style>
    <style:style style:name="P1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officeooo:rsid="000895d7" officeooo:paragraph-rsid="000895d7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Times New Roman" style:text-underline-style="solid" style:text-underline-width="auto" style:text-underline-color="font-color" fo:font-weight="normal" officeooo:rsid="00088cb9" officeooo:paragraph-rsid="0008b053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officeooo:rsid="00088cb9" officeooo:paragraph-rsid="00088cb9"/>
    </style:style>
    <style:style style:name="P15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officeooo:rsid="000895d7" officeooo:paragraph-rsid="000895d7"/>
    </style:style>
    <style:style style:name="P16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Times New Roman" officeooo:rsid="00088cb9" officeooo:paragraph-rsid="00088cb9"/>
    </style:style>
    <style:style style:name="P17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Times New Roman" officeooo:rsid="000895d7" officeooo:paragraph-rsid="000895d7"/>
    </style:style>
    <style:style style:name="P18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Times New Roman" officeooo:rsid="000895d7" officeooo:paragraph-rsid="000895d7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Times New Roman" officeooo:rsid="0008b053" officeooo:paragraph-rsid="0008b053"/>
    </style:style>
    <style:style style:name="T1" style:family="text">
      <style:text-properties fo:font-size="12pt" fo:font-style="normal" style:font-size-asian="10.5pt" style:font-style-asian="normal" style:font-size-complex="12pt" style:font-style-complex="normal"/>
    </style:style>
    <style:style style:name="T2" style:family="text">
      <style:text-properties fo:font-size="12pt" fo:font-style="normal" officeooo:rsid="00088cb9" style:font-size-asian="10.5pt" style:font-style-asian="normal" style:font-size-complex="12pt" style:font-style-complex="normal"/>
    </style:style>
    <style:style style:name="T3" style:family="text">
      <style:text-properties fo:font-size="12pt" fo:font-style="normal" officeooo:rsid="000895d7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09d81f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0a3e6d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0ae13d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0cc885" style:font-size-asian="10.5pt" style:font-style-asian="normal" style:font-size-complex="12pt" style:font-style-complex="normal"/>
    </style:style>
    <style:style style:name="T8" style:family="text">
      <style:text-properties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9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fo:font-size="12pt" fo:font-style="normal" style:text-underline-style="none" officeooo:rsid="000895d7" style:font-size-asian="10.5pt" style:font-style-asian="normal" style:font-size-complex="12pt" style:font-style-complex="normal"/>
    </style:style>
    <style:style style:name="T11" style:family="text">
      <style:text-properties fo:font-size="12pt" fo:font-style="italic" style:text-underline-style="none" officeooo:rsid="0008b053" style:font-size-asian="10.5pt" style:font-style-asian="italic" style:font-size-complex="12pt" style:font-style-complex="italic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React</text:p>
      <text:p text:style-name="P2">by: Jack Morris, Will Mikel</text:p>
      <text:p text:style-name="P3"/>
      <text:p text:style-name="P4"><text:span text:style-name="T1"><text:tab/>React is a JavaScript library for building user interfaces or UI components. </text:span><text:span text:style-name="T2">The objective of this research paper is to give the reader a better understanding of React. </text:span><text:span text:style-name="T7">This is achieved t</text:span><text:span text:style-name="T5">hrough personal projects our group makes, </text:span><text:span text:style-name="T7">talking through the concepts of React through our projects, and talking about the drawbacks and benefits of React.</text:span><text:span text:style-name="T2"> This research paper assumes the reader is familiar with HTML, CSS, and JavaScript.</text:span></text:p>
      <text:p text:style-name="P4"><text:span text:style-name="T2"/></text:p>
      <text:p text:style-name="P5"><text:span text:style-name="T12">Preliminary Outline for Introduction to React:</text:span></text:p>
      <text:p text:style-name="P5"><text:span text:style-name="T12"/></text:p>
      <text:p text:style-name="P13"><text:span text:style-name="T1">React, JavaScript, and other programming languages</text:span><text:span text:style-name="T9">-</text:span><text:span text:style-name="T11">Introduction and Background.</text:span></text:p>
      <text:p text:style-name="P8"><text:span text:style-name="T1"><text:tab/></text:span></text:p>
      <text:p text:style-name="P16"><text:span text:style-name="T1">1.) What is React?</text:span></text:p>
      <text:p text:style-name="P14"><text:span text:style-name="T1">2.) How is React similar and different from JavaScript?</text:span></text:p>
      <text:p text:style-name="P14"><text:span text:style-name="T1">3.) How is React similar and different from other programming languages such as Java?</text:span></text:p>
      <text:p text:style-name="P14"><text:span text:style-name="T1">4.) Why learn React?</text:span></text:p>
      <text:p text:style-name="P9"><text:span text:style-name="T1"/></text:p>
      <text:p text:style-name="P9"><text:span text:style-name="T1"/></text:p>
      <text:p text:style-name="P10"><text:span text:style-name="T1">Learning React </text:span><text:span text:style-name="T3">by creating a simple project such as a game</text:span><text:span text:style-name="T10">-</text:span><text:span text:style-name="T11">Main focus of the article.</text:span></text:p>
      <text:p text:style-name="P10"><text:span text:style-name="T3"/></text:p>
      <text:p text:style-name="P17"><text:span text:style-name="T1">1.) What you need to start.</text:span></text:p>
      <text:p text:style-name="P14"><text:span text:style-name="T3">2</text:span><text:span text:style-name="T1">.) Major Concept of React.</text:span></text:p>
      <text:p text:style-name="P14"><text:span text:style-name="T3">3</text:span><text:span text:style-name="T1">.) Code Example </text:span><text:span text:style-name="T3">snippet from project.</text:span></text:p>
      <text:p text:style-name="P15"><text:span text:style-name="T1">4.) Repeat until the project is complete.</text:span></text:p>
      <text:p text:style-name="P15"><text:span text:style-name="T1">5.) Compare and contrast using React for this project compared to JavaScript.</text:span></text:p>
      <text:p text:style-name="P12"><text:span text:style-name="T1"/></text:p>
      <text:p text:style-name="P12"><text:span text:style-name="T1"/></text:p>
      <text:p text:style-name="P11"><text:span text:style-name="T1">Learning React by creating an advanced project</text:span><text:span text:style-name="T9">-</text:span><text:span text:style-name="T11">Main focus of the article</text:span></text:p>
      <text:p text:style-name="P12"><text:span text:style-name="T1"/></text:p>
      <text:p text:style-name="P17"><text:span text:style-name="T1">1.) What you need to start.</text:span></text:p>
      <text:p text:style-name="P15"><text:span text:style-name="T1">2.) Major Concept of React.</text:span></text:p>
      <text:p text:style-name="P15"><text:span text:style-name="T1">3.) Code Example snippet from </text:span><text:span text:style-name="T4">p</text:span><text:span text:style-name="T1">roject.</text:span></text:p>
      <text:p text:style-name="P15"><text:span text:style-name="T1">4.) Repeat until project is complete.</text:span></text:p>
      <text:p text:style-name="P15"><text:span text:style-name="T1">5.) Benefits and drawbacks.</text:span></text:p>
      <text:p text:style-name="P15"><text:span text:style-name="T1"/></text:p>
      <text:p text:style-name="P15"><text:span text:style-name="T1"/></text:p>
      <text:p text:style-name="P19"><text:span text:style-name="T1"><text:tab/></text:span><text:span text:style-name="T8">Conclusion</text:span></text:p>
      <text:p text:style-name="P19"><text:span text:style-name="T8"/></text:p>
      <text:p text:style-name="P19"><text:span text:style-name="T1"><text:tab/></text:span><text:span text:style-name="T8">References.</text:span></text:p>
      <text:p text:style-name="P6"><text:span text:style-name="T1"/></text:p>
      <text:p text:style-name="P7"><text:span text:style-name="T1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4:26:16.486000000</meta:creation-date>
    <dc:date>2021-10-14T15:57:35.402000000</dc:date>
    <meta:editing-duration>PT34M30S</meta:editing-duration>
    <meta:editing-cycles>10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5" meta:word-count="212" meta:character-count="1326" meta:non-whitespace-character-count="1132"/>
  </office:meta>
</office:document-meta>
</file>